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b1886"/>
    </style:style>
    <style:style style:name="P2" style:family="paragraph" style:parent-style-name="Standard">
      <style:text-properties style:font-name="Ubuntu" fo:font-size="10.5pt" officeooo:rsid="001b1886" officeooo:paragraph-rsid="001b1886" style:font-size-asian="10.5pt" style:font-size-complex="10.5pt"/>
    </style:style>
    <style:style style:name="P3" style:family="paragraph" style:parent-style-name="Standard">
      <style:paragraph-properties fo:text-align="center" style:justify-single-word="false"/>
      <style:text-properties style:font-name="Ubuntu" fo:font-size="10.5pt" officeooo:rsid="001b1886" officeooo:paragraph-rsid="001b1886" style:font-size-asian="10.5pt" style:font-size-complex="10.5pt"/>
    </style:style>
    <style:style style:name="P4" style:family="paragraph" style:parent-style-name="Standard">
      <style:paragraph-properties fo:text-align="justify" style:justify-single-word="false"/>
      <style:text-properties style:font-name="Ubuntu" fo:font-size="10.5pt" officeooo:rsid="001b1886" officeooo:paragraph-rsid="001b1886" style:font-size-asian="10.5pt" style:font-size-complex="10.5pt"/>
    </style:style>
    <style:style style:name="P5" style:family="paragraph" style:parent-style-name="Standard" style:list-style-name="L1">
      <style:paragraph-properties fo:text-align="justify" style:justify-single-word="false"/>
      <style:text-properties style:font-name="Ubuntu" fo:font-size="10.5pt" officeooo:rsid="001b1886" officeooo:paragraph-rsid="001b1886" style:font-size-asian="10.5pt" style:font-size-complex="10.5pt"/>
    </style:style>
    <style:style style:name="P6" style:family="paragraph" style:parent-style-name="Standard">
      <style:paragraph-properties fo:text-align="justify" style:justify-single-word="false"/>
      <style:text-properties style:font-name="Ubuntu" fo:font-size="10.5pt" officeooo:paragraph-rsid="001b1886" style:font-size-asian="10.5pt" style:font-size-complex="10.5pt"/>
    </style:style>
    <style:style style:name="P7" style:family="paragraph" style:parent-style-name="Standard" style:list-style-name="L1">
      <style:paragraph-properties fo:text-align="justify" style:justify-single-word="false"/>
      <style:text-properties style:font-name="Ubuntu" fo:font-size="10.5pt" officeooo:rsid="001bff8b" officeooo:paragraph-rsid="001bff8b" style:font-size-asian="10.5pt" style:font-size-complex="10.5pt"/>
    </style:style>
    <style:style style:name="P8" style:family="paragraph" style:parent-style-name="Standard" style:list-style-name="L1">
      <style:paragraph-properties fo:text-align="justify" style:justify-single-word="false"/>
      <style:text-properties style:font-name="Ubuntu" fo:font-size="10.5pt" officeooo:rsid="001cfeb1" officeooo:paragraph-rsid="001cfeb1" style:font-size-asian="10.5pt" style:font-size-complex="10.5pt"/>
    </style:style>
    <style:style style:name="T1" style:family="text">
      <style:text-properties officeooo:rsid="001bff8b"/>
    </style:style>
    <style:style style:name="T2" style:family="text">
      <style:text-properties officeooo:rsid="001cfeb1"/>
    </style:style>
    <style:style style:name="T3" style:family="text">
      <style:text-properties style:font-name="Ubuntu" fo:font-size="10.5pt" officeooo:rsid="001b1886" style:font-size-asian="10.5pt" style:font-size-complex="10.5pt"/>
    </style:style>
    <style:style style:name="T4" style:family="text">
      <style:text-properties fo:font-weight="bold" style:font-weight-asian="bold" style:font-weight-complex="bold"/>
    </style:style>
    <style:style style:name="T5" style:family="text">
      <style:text-properties fo:font-weight="bold" officeooo:rsid="001cfeb1"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imitri-Alexei MICAL</text:p>
      <text:p text:style-name="P2">Colas PICARD</text:p>
      <text:p text:style-name="P2"/>
      <text:p text:style-name="P2"/>
      <text:p text:style-name="P3">Fonctionnalités des EIAH</text:p>
      <text:p text:style-name="P3"/>
      <text:p text:style-name="P1"><text:span text:style-name="T3">Le logiciel educatif choisi ici est Quenlig, disponible ici </text:span><text:a xlink:type="simple" xlink:href="http://perso.univ-lyon1.fr/thierry.excoffier/QUENLIG/"><text:span text:style-name="T3">http://perso.univ-lyon1.fr/thierry.excoffier/QUENLIG/</text:span></text:a><text:span text:style-name="T3">.</text:span></text:p>
      <text:p text:style-name="P6"/>
      <text:p text:style-name="P4">Quenlig est un questionnaire permettant d'évaluer des connaissances d'étudiants. Il comporte un certain nombre de fonctionnalités propres aux EIAH, comme :</text:p>
      <text:p text:style-name="P4"/>
      <text:list xml:id="list5646199640594396549" text:style-name="L1">
        <text:list-item>
          <text:p text:style-name="P5"><text:span text:style-name="T5">R</text:span><text:span text:style-name="T4">ésolveur </text:span>: Quenlig est capable d'évaluer les réponses. <text:span text:style-name="T1">Il est possible d'ajouter des questionnaires à Quenlig, et un certain nombre d'outils sont donc disponibles pour évaluer les réponses : validation de solution multiples, solution au milieu de contenu supplémentaire, différence de casse. Quenlig peut donc analyser intelligemment les réponses.</text:span></text:p>
          <text:p text:style-name="P5"/>
        </text:list-item>
        <text:list-item>
          <text:p text:style-name="P7"><text:span text:style-name="T4">Diagnostic des réponses</text:span> : Quenlig peut identifier un certain nombre de différence entre la réponse entrée et celle(s) attendue(s). Quenlig indique donc quelques éléments à l'apprenant pour que celui-ci comprenne son erreur, et modifie sa réponse. Quenlig peut ainsi spécifier qu'il manque quelque chose à la réponse, que le type ou la longueur de la réponse ne correspond pas.</text:p>
          <text:p text:style-name="P7"/>
        </text:list-item>
        <text:list-item>
          <text:p text:style-name="P7"><text:span text:style-name="T4">Aide et explications </text:span>: Quenlig <text:span text:style-name="T2">peut proposer une explication (sous la forme de texte, d'image de vidéo) avant une question, et peut aussi fournir une URL pour des informations plus complètes. Un petit texte (infobulle) peut également s'afficher au survol de certaines zones, pour donner <text:s/>des indications supplémentaires. Des indices peuvent également être disponibles (sous la forme d'un bloc se dévoilant) les uns après les autres.</text:span></text:p>
          <text:p text:style-name="P7"/>
        </text:list-item>
        <text:list-item>
          <text:p text:style-name="P8"><text:span text:style-name="T4">Personnalisation</text:span> : Chaque étudiant a un profil, qui contient l'ensemble des questions faites, correctement répondues et le nombre de réponses fausses données. Il possible de modifier certains paramètres, comme le temps disponible pour certains apprenants pour répondre aux questions. Le profil choisit aussi les questions auxquelles l'apprenant peut répondre, et par conséquent le domaine et la difficulté de celles-c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7T10:45:15.285741880</meta:creation-date>
    <dc:date>2015-03-17T12:01:02.115115574</dc:date>
    <meta:editing-duration>PT12M46S</meta:editing-duration>
    <meta:editing-cycles>1</meta:editing-cycles>
    <meta:document-statistic meta:table-count="0" meta:image-count="0" meta:object-count="0" meta:page-count="1" meta:paragraph-count="12" meta:word-count="278" meta:character-count="1907" meta:non-whitespace-character-count="1644"/>
    <meta:generator>LibreOffice/4.2.7.2$Linux_X86_64 LibreOffice_project/420m0$Build-2</meta:generator>
  </office:meta>
</office:document-meta>
</file>